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9366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lor_code</text:p>
          </table:table-cell>
          <table:table-cell table:style-name="ce1" office:value-type="string" calcext:value-type="string">
            <text:p>color_name</text:p>
          </table:table-cell>
          <table:table-cell table:style-name="ce1" office:value-type="string" calcext:value-type="string">
            <text:p>decor_code</text:p>
          </table:table-cell>
          <table:table-cell table:style-name="ce1" office:value-type="string" calcext:value-type="string">
            <text:p>decor_name</text:p>
          </table:table-cell>
          <table:table-cell table:style-name="ce1" office:value-type="string" calcext:value-type="string">
            <text:p>corner_type</text:p>
          </table:table-cell>
          <table:table-cell table:style-name="ce1" office:value-type="string" calcext:value-type="string">
            <text:p>scene_name</text:p>
          </table:table-cell>
          <table:table-cell table:style-name="ce1" office:value-type="string" calcext:value-type="string">
            <text:p>scene_id</text:p>
          </table:table-cell>
          <table:table-cell table:style-name="ce1" office:value-type="string" calcext:value-type="string">
            <text:p>scene_view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_Market_2400\Web\0087_Hanoi\0087_Hanoi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7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4.683627997779" calcext:value-type="float">
            <text:p>144.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_Market_2400\Web\0087_Hanoi\0087_Hanoi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7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4.749428107519" calcext:value-type="float">
            <text:p>124.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_Market_2400\Web\0087_Hanoi\0087_Hanoi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7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4.328088664768" calcext:value-type="float">
            <text:p>144.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_Market_2400\Web\0087_Hanoi\0087_Hanoi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7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5.953762383023" calcext:value-type="float">
            <text:p>145.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_Market_2400\Web\0087_Hanoi\0087_Hanoi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7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8.285591147031" calcext:value-type="float">
            <text:p>128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_Market_2400\Web\0087_Hanoi\0087_Hanoi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7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7.183207774328" calcext:value-type="float">
            <text:p>197.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_Market_2400\Web\0087_Hanoi\0087_Hanoi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7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7.259830691373" calcext:value-type="float">
            <text:p>127.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_Market_2400\Web\0087_Hanoi\0087_Hanoi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7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2.053716020663" calcext:value-type="float">
            <text:p>152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_Market_2400\Web\0087_Hanoi\0087_Hanoi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7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9.086939186987" calcext:value-type="float">
            <text:p>179.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_Market_2400\Web\0089_Aberdeen\0089_Aberdeen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9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7.374779774707" calcext:value-type="float">
            <text:p>117.3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_Market_2400\Web\0089_Aberdeen\0089_Aberdeen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9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8.727151750289" calcext:value-type="float">
            <text:p>188.7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_Market_2400\Web\0089_Aberdeen\0089_Aberdeen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9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2.620305041714" calcext:value-type="float">
            <text:p>132.6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_Market_2400\Web\0089_Aberdeen\0089_Aberdeen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9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8.806158295312" calcext:value-type="float">
            <text:p>168.8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_Market_2400\Web\0089_Aberdeen\0089_Aberdeen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9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3.924430516259" calcext:value-type="float">
            <text:p>123.9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_Market_2400\Web\0089_Aberdeen\0089_Aberdeen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9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1.047620443869" calcext:value-type="float">
            <text:p>141.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_Market_2400\Web\0089_Aberdeen\0089_Aberdeen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9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4.59336193739" calcext:value-type="float">
            <text:p>154.5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_Market_2400\Web\0089_Aberdeen\0089_Aberdeen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9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4.648587327601" calcext:value-type="float">
            <text:p>134.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_Market_2400\Web\0089_Aberdeen\0089_Aberdeen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9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1.705371306685" calcext:value-type="float">
            <text:p>121.7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_Market_2400\Web\0089_Aberdeen\0089_Aberdeen_M74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89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M74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7.093168479925" calcext:value-type="float">
            <text:p>197.0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_Market_2400\Web\0090_Svalbard\0090_Svalbard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90</text:p>
          </table:table-cell>
          <table:table-cell office:value-type="string" calcext:value-type="string">
            <text:p>Svalbard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5.966726103074" calcext:value-type="float">
            <text:p>145.9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_Market_2400\Web\0090_Svalbard\0090_Svalbard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90</text:p>
          </table:table-cell>
          <table:table-cell office:value-type="string" calcext:value-type="string">
            <text:p>Svalbard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9.491040326842" calcext:value-type="float">
            <text:p>129.4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_Market_2400\Web\0090_Svalbard\0090_Svalbard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90</text:p>
          </table:table-cell>
          <table:table-cell office:value-type="string" calcext:value-type="string">
            <text:p>Svalbard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3.354313184554" calcext:value-type="float">
            <text:p>113.3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_Market_2400\Web\0090_Svalbard\0090_Svalbard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90</text:p>
          </table:table-cell>
          <table:table-cell office:value-type="string" calcext:value-type="string">
            <text:p>Svalbard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7.59771696099" calcext:value-type="float">
            <text:p>177.6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_Market_2400\Web\0090_Svalbard\0090_Svalbard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90</text:p>
          </table:table-cell>
          <table:table-cell office:value-type="string" calcext:value-type="string">
            <text:p>Svalbard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1.407089959527" calcext:value-type="float">
            <text:p>161.4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_Market_2400\Web\0090_Svalbard\0090_Svalbard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90</text:p>
          </table:table-cell>
          <table:table-cell office:value-type="string" calcext:value-type="string">
            <text:p>Svalbard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5.815431752788" calcext:value-type="float">
            <text:p>135.8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_Market_2400\Web\0090_Svalbard\0090_Svalbard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90</text:p>
          </table:table-cell>
          <table:table-cell office:value-type="string" calcext:value-type="string">
            <text:p>Svalbard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0.515268011704" calcext:value-type="float">
            <text:p>120.5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_Market_2400\Web\0090_Svalbard\0090_Svalbard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90</text:p>
          </table:table-cell>
          <table:table-cell office:value-type="string" calcext:value-type="string">
            <text:p>Svalbard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4.062722426953" calcext:value-type="float">
            <text:p>164.0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_Market_2400\Web\0090_Svalbard\0090_Svalbard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90</text:p>
          </table:table-cell>
          <table:table-cell office:value-type="string" calcext:value-type="string">
            <text:p>Svalbard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8.919341453348" calcext:value-type="float">
            <text:p>148.9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_Market_2400\Web\0090_Svalbard\0090_Svalbard_M74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090</text:p>
          </table:table-cell>
          <table:table-cell office:value-type="string" calcext:value-type="string">
            <text:p>Svalbard</text:p>
          </table:table-cell>
          <table:table-cell office:value-type="string" calcext:value-type="string">
            <text:p>M74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2.019422527979" calcext:value-type="float">
            <text:p>112.0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_Market_2400\Web\0145_SoftCement\0145_SoftCement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145</text:p>
          </table:table-cell>
          <table:table-cell office:value-type="string" calcext:value-type="string">
            <text:p>SoftCement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9.466764213176" calcext:value-type="float">
            <text:p>179.4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_Market_2400\Web\0164_OakNature\0164_OakNature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164</text:p>
          </table:table-cell>
          <table:table-cell office:value-type="string" calcext:value-type="string">
            <text:p>OakNatur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9.286046492597" calcext:value-type="float">
            <text:p>129.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_Market_2400\Web\0194_MarinaGreyOak\0194_MarinaGreyOak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194</text:p>
          </table:table-cell>
          <table:table-cell office:value-type="string" calcext:value-type="string">
            <text:p>MarinaGreyOak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1.310198341395" calcext:value-type="float">
            <text:p>171.3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_Market_2400\Web\0194_MarinaGreyOak\0194_MarinaGreyOak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194</text:p>
          </table:table-cell>
          <table:table-cell office:value-type="string" calcext:value-type="string">
            <text:p>MarinaGreyOak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7.258913089075" calcext:value-type="float">
            <text:p>147.2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_Market_2400\Web\0196_OceanBlue\0196_OceanBlu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196</text:p>
          </table:table-cell>
          <table:table-cell office:value-type="string" calcext:value-type="string">
            <text:p>OceanBlu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6.224599650449" calcext:value-type="float">
            <text:p>146.2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O_Market_2400\Web\0196_OceanBlue\0196_OceanBlue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196</text:p>
          </table:table-cell>
          <table:table-cell office:value-type="string" calcext:value-type="string">
            <text:p>OceanBlue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3.751797733582" calcext:value-type="float">
            <text:p>163.7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_Market_2400\Web\0196_OceanBlue\0196_OceanBlu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196</text:p>
          </table:table-cell>
          <table:table-cell office:value-type="string" calcext:value-type="string">
            <text:p>OceanBlu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3.162487581331" calcext:value-type="float">
            <text:p>123.1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_Market_2400\Web\0196_OceanBlue\0196_OceanBlue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196</text:p>
          </table:table-cell>
          <table:table-cell office:value-type="string" calcext:value-type="string">
            <text:p>OceanBlue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1.788587595226" calcext:value-type="float">
            <text:p>141.7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_Market_2400\Web\0196_OceanBlue\0196_OceanBlue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196</text:p>
          </table:table-cell>
          <table:table-cell office:value-type="string" calcext:value-type="string">
            <text:p>OceanBlue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2.706303674195" calcext:value-type="float">
            <text:p>192.7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_Market_2400\Web\0196_OceanBlue\0196_OceanBlue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196</text:p>
          </table:table-cell>
          <table:table-cell office:value-type="string" calcext:value-type="string">
            <text:p>OceanBlue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5.553441752475" calcext:value-type="float">
            <text:p>185.5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_Market_2400\Web\0196_OceanBlue\0196_OceanBlu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196</text:p>
          </table:table-cell>
          <table:table-cell office:value-type="string" calcext:value-type="string">
            <text:p>OceanBlu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0.015396786674" calcext:value-type="float">
            <text:p>180.0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_Market_2400\Web\0196_OceanBlue\0196_OceanBlu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196</text:p>
          </table:table-cell>
          <table:table-cell office:value-type="string" calcext:value-type="string">
            <text:p>OceanBlu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6.914673511565" calcext:value-type="float">
            <text:p>106.9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_Market_2400\Web\0196_OceanBlue\0196_OceanBlu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196</text:p>
          </table:table-cell>
          <table:table-cell office:value-type="string" calcext:value-type="string">
            <text:p>OceanBlu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6.029208662826" calcext:value-type="float">
            <text:p>176.0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_Market_2400\Web\0433_Reykjavik\0433_Reykjavik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433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8.721347634254" calcext:value-type="float">
            <text:p>118.7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_Market_2400\Web\0433_Reykjavik\0433_Reykjavik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433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7.468073676816" calcext:value-type="float">
            <text:p>137.4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_Market_2400\Web\0433_Reykjavik\0433_Reykjavik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433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7.714109452885" calcext:value-type="float">
            <text:p>127.7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_Market_2400\Web\0433_Reykjavik\0433_Reykjavik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433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0.115592986926" calcext:value-type="float">
            <text:p>160.1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_Market_2400\Web\0433_Reykjavik\0433_Reykjavik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433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9.122440721751" calcext:value-type="float">
            <text:p>119.1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_Market_2400\Web\0433_Reykjavik\0433_Reykjavik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433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1.563038185348" calcext:value-type="float">
            <text:p>121.5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_Market_2400\Web\0433_Reykjavik\0433_Reykjavik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433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9.565607762094" calcext:value-type="float">
            <text:p>129.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_Market_2400\Web\0433_Reykjavik\0433_Reykjavik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433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5.800945105257" calcext:value-type="float">
            <text:p>145.8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_Market_2400\Web\0433_Reykjavik\0433_Reykjavik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433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6.864608167871" calcext:value-type="float">
            <text:p>146.8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_Market_2400\Web\0528_Lima\0528_Lima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28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2.909842072167" calcext:value-type="float">
            <text:p>112.9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_Market_2400\Web\0528_Lima\0528_Lima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28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3.524199143394" calcext:value-type="float">
            <text:p>143.5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O_Market_2400\Web\0528_Lima\0528_Lima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28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0.561175867102" calcext:value-type="float">
            <text:p>120.5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_Market_2400\Web\0528_Lima\0528_Lima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28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1.505244241321" calcext:value-type="float">
            <text:p>181.5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O_Market_2400\Web\0528_Lima\0528_Lima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28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0.025121093537" calcext:value-type="float">
            <text:p>120.0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_Market_2400\Web\0528_Lima\0528_Lima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28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8.300802074616" calcext:value-type="float">
            <text:p>108.3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_Market_2400\Web\0528_Lima\0528_Lima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28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3.244893524794" calcext:value-type="float">
            <text:p>133.2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_Market_2400\Web\0528_Lima\0528_Lima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28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4.469437836703" calcext:value-type="float">
            <text:p>124.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_Market_2400\Web\0528_Lima\0528_Lima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28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1.720720730422" calcext:value-type="float">
            <text:p>191.7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_Market_2400\Web\0530_Kingston\0530_Kingston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3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6.267374830286" calcext:value-type="float">
            <text:p>146.2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O_Market_2400\Web\0530_Kingston\0530_Kingston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3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6.042438284512" calcext:value-type="float">
            <text:p>186.0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O_Market_2400\Web\0530_Kingston\0530_Kingston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3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1.645463472313" calcext:value-type="float">
            <text:p>171.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_Market_2400\Web\0530_Kingston\0530_Kingston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3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4.23517929211" calcext:value-type="float">
            <text:p>144.2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_Market_2400\Web\0530_Kingston\0530_Kingston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3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7.048741183054" calcext:value-type="float">
            <text:p>157.0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_Market_2400\Web\0530_Kingston\0530_Kingston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3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8.050262944309" calcext:value-type="float">
            <text:p>108.0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_Market_2400\Web\0530_Kingston\0530_Kingston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3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2.410838980689" calcext:value-type="float">
            <text:p>112.4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O_Market_2400\Web\0530_Kingston\0530_Kingston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3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5.820279661707" calcext:value-type="float">
            <text:p>135.8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O_Market_2400\Web\0530_Kingston\0530_Kingston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053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4.936701448585" calcext:value-type="float">
            <text:p>134.9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_Market_2400\Web\1035_SilverSlate\1035_SilverSlate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035</text:p>
          </table:table-cell>
          <table:table-cell office:value-type="string" calcext:value-type="string">
            <text:p>SilverSlat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3.102936618734" calcext:value-type="float">
            <text:p>163.1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O_Market_2400\Web\1091_RhodosWhite\1091_RhodosWhit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091</text:p>
          </table:table-cell>
          <table:table-cell office:value-type="string" calcext:value-type="string">
            <text:p>RhodosWhit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7.873391564971" calcext:value-type="float">
            <text:p>137.8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_Market_2400\Web\1091_RhodosWhite\1091_RhodosWhite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091</text:p>
          </table:table-cell>
          <table:table-cell office:value-type="string" calcext:value-type="string">
            <text:p>RhodosWhite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0.230771346557" calcext:value-type="float">
            <text:p>190.2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_Market_2400\Web\1091_RhodosWhite\1091_RhodosWhit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091</text:p>
          </table:table-cell>
          <table:table-cell office:value-type="string" calcext:value-type="string">
            <text:p>RhodosWhit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9.432838878167" calcext:value-type="float">
            <text:p>149.4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_Market_2400\Web\1091_RhodosWhite\1091_RhodosWhite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091</text:p>
          </table:table-cell>
          <table:table-cell office:value-type="string" calcext:value-type="string">
            <text:p>RhodosWhite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9.045176583827" calcext:value-type="float">
            <text:p>189.0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_Market_2400\Web\1091_RhodosWhite\1091_RhodosWhite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091</text:p>
          </table:table-cell>
          <table:table-cell office:value-type="string" calcext:value-type="string">
            <text:p>RhodosWhite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6.430242450342" calcext:value-type="float">
            <text:p>196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_Market_2400\Web\1091_RhodosWhite\1091_RhodosWhite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091</text:p>
          </table:table-cell>
          <table:table-cell office:value-type="string" calcext:value-type="string">
            <text:p>RhodosWhite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2.391305348261" calcext:value-type="float">
            <text:p>102.3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_Market_2400\Web\1091_RhodosWhite\1091_RhodosWhit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091</text:p>
          </table:table-cell>
          <table:table-cell office:value-type="string" calcext:value-type="string">
            <text:p>RhodosWhit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4.507161128486" calcext:value-type="float">
            <text:p>104.5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O_Market_2400\Web\1091_RhodosWhite\1091_RhodosWhit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091</text:p>
          </table:table-cell>
          <table:table-cell office:value-type="string" calcext:value-type="string">
            <text:p>RhodosWhit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1.595339160818" calcext:value-type="float">
            <text:p>191.6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_Market_2400\Web\1091_RhodosWhite\1091_RhodosWhit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091</text:p>
          </table:table-cell>
          <table:table-cell office:value-type="string" calcext:value-type="string">
            <text:p>RhodosWhit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9.894298814504" calcext:value-type="float">
            <text:p>169.8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O_Market_2400\Web\110_Hvithøyglans\110_Hvithøyglans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vithøyglans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5.435700027789" calcext:value-type="float">
            <text:p>155.4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_Market_2400\Web\110_HvitSilke\110_Hvitsilke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vitSilk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7.9181790768" calcext:value-type="float">
            <text:p>167.9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O_Market_2400\Web\110_HvitsilkeProsjekt\110_HvitsilkeProsjekt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vitsilkeProsjekt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5.535053972489" calcext:value-type="float">
            <text:p>145.5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O_Market_2400\Web\1412_AvalonPine\1412_AvalonPin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412</text:p>
          </table:table-cell>
          <table:table-cell office:value-type="string" calcext:value-type="string">
            <text:p>AvalonPin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0.112196284273" calcext:value-type="float">
            <text:p>180.1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O_Market_2400\Web\1412_AvalonPine\1412_AvalonPin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412</text:p>
          </table:table-cell>
          <table:table-cell office:value-type="string" calcext:value-type="string">
            <text:p>AvalonPin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8.032211122428" calcext:value-type="float">
            <text:p>198.0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_Market_2400\Web\1531_BlancoGrande\1531_BlancoGrande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531</text:p>
          </table:table-cell>
          <table:table-cell office:value-type="string" calcext:value-type="string">
            <text:p>BlancoGrand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1.353822817062" calcext:value-type="float">
            <text:p>171.3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O_Market_2400\Web\1532_NegroGrande\1532_NegroGrande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532</text:p>
          </table:table-cell>
          <table:table-cell office:value-type="string" calcext:value-type="string">
            <text:p>NegroGrand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6.602248399282" calcext:value-type="float">
            <text:p>166.6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_Market_2400\Web\1533_GrisGrande\1533_GrisGrande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533</text:p>
          </table:table-cell>
          <table:table-cell office:value-type="string" calcext:value-type="string">
            <text:p>GrisGrand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5.130410529702" calcext:value-type="float">
            <text:p>125.1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_Market_2400\Web\1534_SandGrande\1534_SandGrande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534</text:p>
          </table:table-cell>
          <table:table-cell office:value-type="string" calcext:value-type="string">
            <text:p>SandGrand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4.457687905015" calcext:value-type="float">
            <text:p>164.4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_Market_2400\Web\172_PolargråProsjekt\172_Polargrå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PolargråProsjekt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7.914331555712" calcext:value-type="float">
            <text:p>157.9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_Market_2400\Web\192_Titan\192_Titan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9.020393332288" calcext:value-type="float">
            <text:p>129.0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_Market_2400\Web\1949_MarinaOak\1949_MarinaOak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949</text:p>
          </table:table-cell>
          <table:table-cell office:value-type="string" calcext:value-type="string">
            <text:p>MarinaOak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2.473359520446" calcext:value-type="float">
            <text:p>122.4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O_Market_2400\Web\1949_MarinaOak\1949_MarinaOak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1949</text:p>
          </table:table-cell>
          <table:table-cell office:value-type="string" calcext:value-type="string">
            <text:p>MarinaOak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7.458305137926" calcext:value-type="float">
            <text:p>177.4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_Market_2400\Web\2024_Black\2024_Black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5.816327707308" calcext:value-type="float">
            <text:p>175.8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_Market_2400\Web\2024_Black\2024_Black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5.379747903257" calcext:value-type="float">
            <text:p>105.3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O_Market_2400\Web\2024_Black\2024_Black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7.423712331097" calcext:value-type="float">
            <text:p>187.4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O_Market_2400\Web\2024_Black\2024_Black_M608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608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9.568007820045" calcext:value-type="float">
            <text:p>109.5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O_Market_2400\Web\2024_Black\2024_Black_M71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71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8.957809136211" calcext:value-type="float">
            <text:p>138.9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O_Market_2400\Web\2035_GreySlate\2035_GreySlat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35</text:p>
          </table:table-cell>
          <table:table-cell office:value-type="string" calcext:value-type="string">
            <text:p>GreySlat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9.340646191086" calcext:value-type="float">
            <text:p>189.3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O_Market_2400\Web\2035_GreySlate\2035_GreySlat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35</text:p>
          </table:table-cell>
          <table:table-cell office:value-type="string" calcext:value-type="string">
            <text:p>GreySlat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5.533535386704" calcext:value-type="float">
            <text:p>125.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_Market_2400\Web\2035_GreySlate\2035_GreySlate_M608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35</text:p>
          </table:table-cell>
          <table:table-cell office:value-type="string" calcext:value-type="string">
            <text:p>GreySlate</text:p>
          </table:table-cell>
          <table:table-cell office:value-type="string" calcext:value-type="string">
            <text:p>M608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4.250080848639" calcext:value-type="float">
            <text:p>164.2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_Market_2400\Web\2094_White\2094_White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7.262731263565" calcext:value-type="float">
            <text:p>127.2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_Market_2400\Web\2094_White\2094_White_F01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01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8.773430885704" calcext:value-type="float">
            <text:p>178.7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_Market_2400\Web\2094_White\2094_White_F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4.39727059915" calcext:value-type="float">
            <text:p>154.4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_Market_2400\Web\2094_White\2094_White_F08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08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1.580580731652" calcext:value-type="float">
            <text:p>141.5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O_Market_2400\Web\2094_White\2094_White_F2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2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6.890336031179" calcext:value-type="float">
            <text:p>146.8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O_Market_2400\Web\2094_White\2094_Whit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5.004301544002" calcext:value-type="float">
            <text:p>175.0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_Market_2400\Web\2094_White\2094_Whit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2.371613441241" calcext:value-type="float">
            <text:p>142.3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_Market_2400\Web\2094_White\2094_Whit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6.933084573703" calcext:value-type="float">
            <text:p>196.9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O_Market_2400\Web\2094_White\2094_Whit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7.946018016333" calcext:value-type="float">
            <text:p>177.9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_Market_2400\Web\2094_White\2094_White_M74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0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74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8.829352931463" calcext:value-type="float">
            <text:p>178.8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_Market_2400\Web\2101_Red\2101_Red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9.514997398665" calcext:value-type="float">
            <text:p>139.5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_Market_2400\Web\2101_Red\2101_Red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0.398297659971" calcext:value-type="float">
            <text:p>160.4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O_Market_2400\Web\2101_Red\2101_Red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1.570305082401" calcext:value-type="float">
            <text:p>121.5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O_Market_2400\Web\2101_Red\2101_Red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4.97551022193" calcext:value-type="float">
            <text:p>164.9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_Market_2400\Web\2101_Red\2101_Red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2.15923967231" calcext:value-type="float">
            <text:p>112.1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O_Market_2400\Web\2101_Red\2101_Red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7.038830358894" calcext:value-type="float">
            <text:p>167.0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O_Market_2400\Web\2101_Red\2101_Red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2.231054719674" calcext:value-type="float">
            <text:p>142.2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O_Market_2400\Web\2101_Red\2101_Red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7.766711370039" calcext:value-type="float">
            <text:p>177.7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_Market_2400\Web\2101_Red\2101_Red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3.868384679952" calcext:value-type="float">
            <text:p>173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O_Market_2400\Web\2115_PalePink\2115_PalePink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15</text:p>
          </table:table-cell>
          <table:table-cell office:value-type="string" calcext:value-type="string">
            <text:p>PalePink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3.797071566161" calcext:value-type="float">
            <text:p>173.8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O_Market_2400\Web\2115_PalePink\2115_PalePink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15</text:p>
          </table:table-cell>
          <table:table-cell office:value-type="string" calcext:value-type="string">
            <text:p>PalePink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9.285613204676" calcext:value-type="float">
            <text:p>139.2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_Market_2400\Web\2115_PalePink\2115_PalePink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15</text:p>
          </table:table-cell>
          <table:table-cell office:value-type="string" calcext:value-type="string">
            <text:p>PalePink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6.935750644418" calcext:value-type="float">
            <text:p>186.9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O_Market_2400\Web\2115_PalePink\2115_PalePink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15</text:p>
          </table:table-cell>
          <table:table-cell office:value-type="string" calcext:value-type="string">
            <text:p>PalePink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6.337133075622" calcext:value-type="float">
            <text:p>186.3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O_Market_2400\Web\2115_PalePink\2115_PalePink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15</text:p>
          </table:table-cell>
          <table:table-cell office:value-type="string" calcext:value-type="string">
            <text:p>PalePink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8.27991623073" calcext:value-type="float">
            <text:p>118.2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O_Market_2400\Web\2115_PalePink\2115_PalePink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15</text:p>
          </table:table-cell>
          <table:table-cell office:value-type="string" calcext:value-type="string">
            <text:p>PalePink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6.684818207648" calcext:value-type="float">
            <text:p>126.6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_Market_2400\Web\2115_PalePink\2115_PalePink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15</text:p>
          </table:table-cell>
          <table:table-cell office:value-type="string" calcext:value-type="string">
            <text:p>PalePink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2.6966365677" calcext:value-type="float">
            <text:p>192.7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O_Market_2400\Web\2115_PalePink\2115_PalePink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15</text:p>
          </table:table-cell>
          <table:table-cell office:value-type="string" calcext:value-type="string">
            <text:p>PalePink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1.25990499246" calcext:value-type="float">
            <text:p>131.2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O_Market_2400\Web\2115_PalePink\2115_PalePink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15</text:p>
          </table:table-cell>
          <table:table-cell office:value-type="string" calcext:value-type="string">
            <text:p>PalePink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6.930731832863" calcext:value-type="float">
            <text:p>196.9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O_Market_2400\Web\2122_Orange\2122_Orange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3.994798855058" calcext:value-type="float">
            <text:p>133.9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_Market_2400\Web\2122_Orange\2122_Orange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6.243667210693" calcext:value-type="float">
            <text:p>136.2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O_Market_2400\Web\2122_Orange\2122_Orang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0.016258190339" calcext:value-type="float">
            <text:p>160.0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O_Market_2400\Web\2122_Orange\2122_Orange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6.947654377771" calcext:value-type="float">
            <text:p>186.9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_Market_2400\Web\2122_Orange\2122_Orange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3.354746139818" calcext:value-type="float">
            <text:p>143.3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O_Market_2400\Web\2122_Orange\2122_Orange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4.865977064059" calcext:value-type="float">
            <text:p>134.8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O_Market_2400\Web\2122_Orange\2122_Orang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1.46881715628" calcext:value-type="float">
            <text:p>121.4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O_Market_2400\Web\2122_Orange\2122_Orang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8.427718732839" calcext:value-type="float">
            <text:p>188.4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O_Market_2400\Web\2122_Orange\2122_Orang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5.162920194613" calcext:value-type="float">
            <text:p>125.1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O_Market_2400\Web\2123_PureWhite\2123_PureWhit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3</text:p>
          </table:table-cell>
          <table:table-cell office:value-type="string" calcext:value-type="string">
            <text:p>PureWhit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9.099999350181" calcext:value-type="float">
            <text:p>129.1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O_Market_2400\Web\2123_PureWhite\2123_PureWhite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3</text:p>
          </table:table-cell>
          <table:table-cell office:value-type="string" calcext:value-type="string">
            <text:p>PureWhite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9.660464494443" calcext:value-type="float">
            <text:p>119.6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O_Market_2400\Web\2123_PureWhite\2123_PureWhit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3</text:p>
          </table:table-cell>
          <table:table-cell office:value-type="string" calcext:value-type="string">
            <text:p>PureWhit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3.9969158359" calcext:value-type="float">
            <text:p>174.0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O_Market_2400\Web\2123_PureWhite\2123_PureWhite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3</text:p>
          </table:table-cell>
          <table:table-cell office:value-type="string" calcext:value-type="string">
            <text:p>PureWhite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8.978128454756" calcext:value-type="float">
            <text:p>168.9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_Market_2400\Web\2123_PureWhite\2123_PureWhite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3</text:p>
          </table:table-cell>
          <table:table-cell office:value-type="string" calcext:value-type="string">
            <text:p>PureWhite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5.565826567891" calcext:value-type="float">
            <text:p>185.5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O_Market_2400\Web\2123_PureWhite\2123_PureWhite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3</text:p>
          </table:table-cell>
          <table:table-cell office:value-type="string" calcext:value-type="string">
            <text:p>PureWhite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8.651562925893" calcext:value-type="float">
            <text:p>138.6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O_Market_2400\Web\2123_PureWhite\2123_PureWhit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3</text:p>
          </table:table-cell>
          <table:table-cell office:value-type="string" calcext:value-type="string">
            <text:p>PureWhit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1.029932540319" calcext:value-type="float">
            <text:p>181.0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O_Market_2400\Web\2123_PureWhite\2123_PureWhit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3</text:p>
          </table:table-cell>
          <table:table-cell office:value-type="string" calcext:value-type="string">
            <text:p>PureWhit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9.161378707808" calcext:value-type="float">
            <text:p>169.1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O_Market_2400\Web\2123_PureWhite\2123_PureWhit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3</text:p>
          </table:table-cell>
          <table:table-cell office:value-type="string" calcext:value-type="string">
            <text:p>PureWhit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9.200009496254" calcext:value-type="float">
            <text:p>179.2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O_Market_2400\Web\2124_NewYorkBlack\2124_NewYorkBlack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4</text:p>
          </table:table-cell>
          <table:table-cell office:value-type="string" calcext:value-type="string">
            <text:p>NewYorkBlack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9.563501195319" calcext:value-type="float">
            <text:p>139.5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O_Market_2400\Web\2124_NewYorkBlack\2124_NewYorkBlack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4</text:p>
          </table:table-cell>
          <table:table-cell office:value-type="string" calcext:value-type="string">
            <text:p>NewYorkBlack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5.157569924454" calcext:value-type="float">
            <text:p>175.1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O_Market_2400\Web\2124_NewYorkBlack\2124_NewYorkBlack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4</text:p>
          </table:table-cell>
          <table:table-cell office:value-type="string" calcext:value-type="string">
            <text:p>NewYorkBlack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5.54843030007" calcext:value-type="float">
            <text:p>105.5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O_Market_2400\Web\2124_NewYorkBlack\2124_NewYorkBlack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4</text:p>
          </table:table-cell>
          <table:table-cell office:value-type="string" calcext:value-type="string">
            <text:p>NewYorkBlack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7.361729804458" calcext:value-type="float">
            <text:p>137.3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O_Market_2400\Web\2124_NewYorkBlack\2124_NewYorkBlack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4</text:p>
          </table:table-cell>
          <table:table-cell office:value-type="string" calcext:value-type="string">
            <text:p>NewYorkBlack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7.798444392313" calcext:value-type="float">
            <text:p>127.8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O_Market_2400\Web\2124_NewYorkBlack\2124_NewYorkBlack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4</text:p>
          </table:table-cell>
          <table:table-cell office:value-type="string" calcext:value-type="string">
            <text:p>NewYorkBlack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9.690831720615" calcext:value-type="float">
            <text:p>139.6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O_Market_2400\Web\2124_NewYorkBlack\2124_NewYorkBlack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4</text:p>
          </table:table-cell>
          <table:table-cell office:value-type="string" calcext:value-type="string">
            <text:p>NewYorkBlack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7.829582932199" calcext:value-type="float">
            <text:p>177.8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O_Market_2400\Web\2124_NewYorkBlack\2124_NewYorkBlack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4</text:p>
          </table:table-cell>
          <table:table-cell office:value-type="string" calcext:value-type="string">
            <text:p>NewYorkBlack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4.482781725993" calcext:value-type="float">
            <text:p>124.4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O_Market_2400\Web\2124_NewYorkBlack\2124_NewYorkBlack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4</text:p>
          </table:table-cell>
          <table:table-cell office:value-type="string" calcext:value-type="string">
            <text:p>NewYorkBlack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7.32762600801" calcext:value-type="float">
            <text:p>137.3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_Market_2400\Web\2126_DarkSoot\2126_DarkSoot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6</text:p>
          </table:table-cell>
          <table:table-cell office:value-type="string" calcext:value-type="string">
            <text:p>DarkSoot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7.768111164475" calcext:value-type="float">
            <text:p>197.7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O_Market_2400\Web\2126_DarkSoot\2126_DarkSoot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6</text:p>
          </table:table-cell>
          <table:table-cell office:value-type="string" calcext:value-type="string">
            <text:p>DarkSoot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1.841489916057" calcext:value-type="float">
            <text:p>151.8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O_Market_2400\Web\2126_DarkSoot\2126_DarkSoot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6</text:p>
          </table:table-cell>
          <table:table-cell office:value-type="string" calcext:value-type="string">
            <text:p>DarkSoot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5.313470939042" calcext:value-type="float">
            <text:p>125.3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O_Market_2400\Web\2126_DarkSoot\2126_DarkSoot_M608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6</text:p>
          </table:table-cell>
          <table:table-cell office:value-type="string" calcext:value-type="string">
            <text:p>DarkSoot</text:p>
          </table:table-cell>
          <table:table-cell office:value-type="string" calcext:value-type="string">
            <text:p>M608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9.196422196838" calcext:value-type="float">
            <text:p>179.2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O_Market_2400\Web\2126_DarkSoot\2126_DarkSoot_ME88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26</text:p>
          </table:table-cell>
          <table:table-cell office:value-type="string" calcext:value-type="string">
            <text:p>DarkSoot</text:p>
          </table:table-cell>
          <table:table-cell office:value-type="string" calcext:value-type="string">
            <text:p>ME88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9.355485228803" calcext:value-type="float">
            <text:p>199.3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O_Market_2400\Web\2145_GreyCement\2145_GreyCement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45</text:p>
          </table:table-cell>
          <table:table-cell office:value-type="string" calcext:value-type="string">
            <text:p>GreyCement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8.232044312364" calcext:value-type="float">
            <text:p>148.2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O_Market_2400\Web\2145_GreyCement\2145_GreyCement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45</text:p>
          </table:table-cell>
          <table:table-cell office:value-type="string" calcext:value-type="string">
            <text:p>GreyCement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2.323647213803" calcext:value-type="float">
            <text:p>102.3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O_Market_2400\Web\2145_GreyCement\2145_GreyCement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45</text:p>
          </table:table-cell>
          <table:table-cell office:value-type="string" calcext:value-type="string">
            <text:p>GreyCement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2.940273661455" calcext:value-type="float">
            <text:p>132.9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_Market_2400\Web\2167_DeepYellow\2167_DeepYellow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67</text:p>
          </table:table-cell>
          <table:table-cell office:value-type="string" calcext:value-type="string">
            <text:p>DeepYellow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2.019383800889" calcext:value-type="float">
            <text:p>172.0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O_Market_2400\Web\2167_DeepYellow\2167_DeepYellow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67</text:p>
          </table:table-cell>
          <table:table-cell office:value-type="string" calcext:value-type="string">
            <text:p>DeepYellow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5.256688912147" calcext:value-type="float">
            <text:p>175.2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O_Market_2400\Web\2167_DeepYellow\2167_DeepYellow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67</text:p>
          </table:table-cell>
          <table:table-cell office:value-type="string" calcext:value-type="string">
            <text:p>DeepYellow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6.652418340723" calcext:value-type="float">
            <text:p>196.6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O_Market_2400\Web\2167_DeepYellow\2167_DeepYellow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67</text:p>
          </table:table-cell>
          <table:table-cell office:value-type="string" calcext:value-type="string">
            <text:p>DeepYellow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4.745485671082" calcext:value-type="float">
            <text:p>104.7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NO_Market_2400\Web\2167_DeepYellow\2167_DeepYellow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67</text:p>
          </table:table-cell>
          <table:table-cell office:value-type="string" calcext:value-type="string">
            <text:p>DeepYellow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4.643705247529" calcext:value-type="float">
            <text:p>104.6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O_Market_2400\Web\2167_DeepYellow\2167_DeepYellow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67</text:p>
          </table:table-cell>
          <table:table-cell office:value-type="string" calcext:value-type="string">
            <text:p>DeepYellow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0.138687325429" calcext:value-type="float">
            <text:p>180.1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O_Market_2400\Web\2167_DeepYellow\2167_DeepYellow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67</text:p>
          </table:table-cell>
          <table:table-cell office:value-type="string" calcext:value-type="string">
            <text:p>DeepYellow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8.271185170948" calcext:value-type="float">
            <text:p>188.2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O_Market_2400\Web\2167_DeepYellow\2167_DeepYellow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67</text:p>
          </table:table-cell>
          <table:table-cell office:value-type="string" calcext:value-type="string">
            <text:p>DeepYellow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6.885676732058" calcext:value-type="float">
            <text:p>196.8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O_Market_2400\Web\2167_DeepYellow\2167_DeepYellow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67</text:p>
          </table:table-cell>
          <table:table-cell office:value-type="string" calcext:value-type="string">
            <text:p>DeepYellow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4.761965586644" calcext:value-type="float">
            <text:p>124.7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O_Market_2400\Web\2174_Creme\2174_Creme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74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4.159103462115" calcext:value-type="float">
            <text:p>104.1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O_Market_2400\Web\2174_Creme\2174_Creme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74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6.516751765057" calcext:value-type="float">
            <text:p>156.5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O_Market_2400\Web\2174_Creme\2174_Crem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74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4.437831747485" calcext:value-type="float">
            <text:p>194.4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O_Market_2400\Web\2174_Creme\2174_Creme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74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2.937762299682" calcext:value-type="float">
            <text:p>152.9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O_Market_2400\Web\2174_Creme\2174_Creme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74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6.146274574125" calcext:value-type="float">
            <text:p>116.1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O_Market_2400\Web\2174_Creme\2174_Creme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74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2.555198773443" calcext:value-type="float">
            <text:p>142.5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NO_Market_2400\Web\2174_Creme\2174_Crem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74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7.836963902161" calcext:value-type="float">
            <text:p>137.8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O_Market_2400\Web\2174_Creme\2174_Crem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74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2.170262452219" calcext:value-type="float">
            <text:p>132.1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O_Market_2400\Web\2174_Creme\2174_Crem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174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7.949894328895" calcext:value-type="float">
            <text:p>127.9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O_Market_2400\Web\2204_CrackedCement\2204_CrackedCement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04</text:p>
          </table:table-cell>
          <table:table-cell office:value-type="string" calcext:value-type="string">
            <text:p>CrackedCement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4.150564040228" calcext:value-type="float">
            <text:p>174.1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O_Market_2400\Web\2204_CrackedCement\2204_CrackedCement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04</text:p>
          </table:table-cell>
          <table:table-cell office:value-type="string" calcext:value-type="string">
            <text:p>CrackedCement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8.018047117818" calcext:value-type="float">
            <text:p>188.0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O_Market_2400\Web\2204_CrackedCement\2204_CrackedCement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04</text:p>
          </table:table-cell>
          <table:table-cell office:value-type="string" calcext:value-type="string">
            <text:p>CrackedCement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2.819174472585" calcext:value-type="float">
            <text:p>152.8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O_Market_2400\Web\2204_CrackedCement\2204_CrackedCement_M6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04</text:p>
          </table:table-cell>
          <table:table-cell office:value-type="string" calcext:value-type="string">
            <text:p>CrackedCement</text:p>
          </table:table-cell>
          <table:table-cell office:value-type="string" calcext:value-type="string">
            <text:p>M6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7.088732880787" calcext:value-type="float">
            <text:p>167.0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O_Market_2400\Web\2204_CrackedCement\2204_CrackedCement_M66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04</text:p>
          </table:table-cell>
          <table:table-cell office:value-type="string" calcext:value-type="string">
            <text:p>CrackedCement</text:p>
          </table:table-cell>
          <table:table-cell office:value-type="string" calcext:value-type="string">
            <text:p>M66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5.291270979313" calcext:value-type="float">
            <text:p>135.2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O_Market_2400\Web\2212_Aquamarine\2212_Aquamarine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12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9.9501522099" calcext:value-type="float">
            <text:p>149.9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O_Market_2400\Web\2212_Aquamarine\2212_Aquamarine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12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4.00303627718" calcext:value-type="float">
            <text:p>194.0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_Market_2400\Web\2212_Aquamarine\2212_Aquamarin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12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3.51839412877" calcext:value-type="float">
            <text:p>153.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NO_Market_2400\Web\2212_Aquamarine\2212_Aquamarine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12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0.489825524581" calcext:value-type="float">
            <text:p>120.4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O_Market_2400\Web\2212_Aquamarine\2212_Aquamarine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12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2.836692747062" calcext:value-type="float">
            <text:p>102.8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O_Market_2400\Web\2212_Aquamarine\2212_Aquamarine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12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6.819755701794" calcext:value-type="float">
            <text:p>196.8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O_Market_2400\Web\2212_Aquamarine\2212_Aquamarin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12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3.950780657857" calcext:value-type="float">
            <text:p>103.9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NO_Market_2400\Web\2212_Aquamarine\2212_Aquamarin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12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1.125485057346" calcext:value-type="float">
            <text:p>191.1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O_Market_2400\Web\2212_Aquamarine\2212_Aquamarin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12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1.275270814961" calcext:value-type="float">
            <text:p>121.2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NO_Market_2400\Web\2272_BlackMarble\2272_BlackMarbl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72</text:p>
          </table:table-cell>
          <table:table-cell office:value-type="string" calcext:value-type="string">
            <text:p>BlackMarbl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4.726014804511" calcext:value-type="float">
            <text:p>134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O_Market_2400\Web\2272_BlackMarble\2272_BlackMarbl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72</text:p>
          </table:table-cell>
          <table:table-cell office:value-type="string" calcext:value-type="string">
            <text:p>BlackMarbl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9.602779174691" calcext:value-type="float">
            <text:p>179.6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O_Market_2400\Web\2273_WhiteMarble\2273_WhiteMarbl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73</text:p>
          </table:table-cell>
          <table:table-cell office:value-type="string" calcext:value-type="string">
            <text:p>WhiteMarbl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8.14102242508" calcext:value-type="float">
            <text:p>158.1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O_Market_2400\Web\2273_WhiteMarble\2273_WhiteMarbl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73</text:p>
          </table:table-cell>
          <table:table-cell office:value-type="string" calcext:value-type="string">
            <text:p>WhiteMarbl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5.629863168674" calcext:value-type="float">
            <text:p>185.6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O_Market_2400\Web\2278_GoldenBrownMarble\2278_GoldenBrownMarbl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78</text:p>
          </table:table-cell>
          <table:table-cell office:value-type="string" calcext:value-type="string">
            <text:p>GoldenBrownMarbl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5.009498992845" calcext:value-type="float">
            <text:p>165.0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O_Market_2400\Web\2278_GoldenBrownMarble\2278_GoldenBrownMarbl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78</text:p>
          </table:table-cell>
          <table:table-cell office:value-type="string" calcext:value-type="string">
            <text:p>GoldenBrownMarbl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7.518642567808" calcext:value-type="float">
            <text:p>157.5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O_Market_2400\Web\2279_SilverGreyMarble\2279_SilverGreyMarbl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79</text:p>
          </table:table-cell>
          <table:table-cell office:value-type="string" calcext:value-type="string">
            <text:p>SilverGreyMarbl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9.896998150827" calcext:value-type="float">
            <text:p>119.9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O_Market_2400\Web\2279_SilverGreyMarble\2279_SilverGreyMarbl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279</text:p>
          </table:table-cell>
          <table:table-cell office:value-type="string" calcext:value-type="string">
            <text:p>SilverGreyMarbl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7.252914264221" calcext:value-type="float">
            <text:p>107.2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O_Market_2400\Web\2442_MetonGrey\2442_MetonGrey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442</text:p>
          </table:table-cell>
          <table:table-cell office:value-type="string" calcext:value-type="string">
            <text:p>MetonGrey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2.461936443583" calcext:value-type="float">
            <text:p>172.4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O_Market_2400\Web\2446_Lime\2446_Lime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446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3.404177843387" calcext:value-type="float">
            <text:p>143.4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NO_Market_2400\Web\2446_Lime\2446_Lime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446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9.985681345954" calcext:value-type="float">
            <text:p>179.9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O_Market_2400\Web\2446_Lime\2446_Lim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446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4.698722503845" calcext:value-type="float">
            <text:p>144.7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O_Market_2400\Web\2446_Lime\2446_Lime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446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8.999179186073" calcext:value-type="float">
            <text:p>169.0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NO_Market_2400\Web\2446_Lime\2446_Lime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446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3.939977464804" calcext:value-type="float">
            <text:p>113.9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O_Market_2400\Web\2446_Lime\2446_Lime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446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4.723372992249" calcext:value-type="float">
            <text:p>194.7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O_Market_2400\Web\2446_Lime\2446_Lim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446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5.899042967067" calcext:value-type="float">
            <text:p>125.9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NO_Market_2400\Web\2446_Lime\2446_Lim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446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7.918233174837" calcext:value-type="float">
            <text:p>177.9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O_Market_2400\Web\2446_Lime\2446_Lim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446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4.15393211401" calcext:value-type="float">
            <text:p>134.1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O_Market_2400\Web\2487_BiancoMarble\2487_BiancoMarbl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487</text:p>
          </table:table-cell>
          <table:table-cell office:value-type="string" calcext:value-type="string">
            <text:p>BiancoMarbl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4.063954044203" calcext:value-type="float">
            <text:p>164.0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O_Market_2400\Web\2487_BiancoMarble\2487_BiancoMarbl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487</text:p>
          </table:table-cell>
          <table:table-cell office:value-type="string" calcext:value-type="string">
            <text:p>BiancoMarbl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1.029193456022" calcext:value-type="float">
            <text:p>111.0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NO_Market_2400\Web\2487_BiancoMarble\2487_BiancoMarble_M608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487</text:p>
          </table:table-cell>
          <table:table-cell office:value-type="string" calcext:value-type="string">
            <text:p>BiancoMarble</text:p>
          </table:table-cell>
          <table:table-cell office:value-type="string" calcext:value-type="string">
            <text:p>M608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4.78146452678" calcext:value-type="float">
            <text:p>114.7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O_Market_2400\Web\2506_Toscana\2506_Toscana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506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0.9560270805" calcext:value-type="float">
            <text:p>140.9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_Market_2400\Web\2506_Toscana\2506_Toscana_F3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506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F3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1.95915785021" calcext:value-type="float">
            <text:p>131.9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O_Market_2400\Web\2520_Ivory\2520_Ivory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520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6.189939244658" calcext:value-type="float">
            <text:p>126.1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O_Market_2400\Web\2520_Ivory\2520_Ivory_F3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520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F3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5.286054847404" calcext:value-type="float">
            <text:p>195.2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O_Market_2400\Web\2898_ShabbyChic\2898_ShabbyChic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898</text:p>
          </table:table-cell>
          <table:table-cell office:value-type="string" calcext:value-type="string">
            <text:p>ShabbyChic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5.889461741925" calcext:value-type="float">
            <text:p>195.8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O_Market_2400\Web\2898_ShabbyChic\2898_ShabbyChic_M6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2898</text:p>
          </table:table-cell>
          <table:table-cell office:value-type="string" calcext:value-type="string">
            <text:p>ShabbyChic</text:p>
          </table:table-cell>
          <table:table-cell office:value-type="string" calcext:value-type="string">
            <text:p>M6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4.05222376631" calcext:value-type="float">
            <text:p>164.0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O_Market_2400\Web\3091_DenverWhite\3091_DenverWhite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091</text:p>
          </table:table-cell>
          <table:table-cell office:value-type="string" calcext:value-type="string">
            <text:p>DenverWhite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0.069620366027" calcext:value-type="float">
            <text:p>160.0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NO_Market_2400\Web\3091_DenverWhite\3091_DenverWhite_F01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091</text:p>
          </table:table-cell>
          <table:table-cell office:value-type="string" calcext:value-type="string">
            <text:p>DenverWhite</text:p>
          </table:table-cell>
          <table:table-cell office:value-type="string" calcext:value-type="string">
            <text:p>F01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5.143144472622" calcext:value-type="float">
            <text:p>195.1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NO_Market_2400\Web\3091_DenverWhite\3091_DenverWhite_F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091</text:p>
          </table:table-cell>
          <table:table-cell office:value-type="string" calcext:value-type="string">
            <text:p>DenverWhite</text:p>
          </table:table-cell>
          <table:table-cell office:value-type="string" calcext:value-type="string">
            <text:p>F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9.243957114204" calcext:value-type="float">
            <text:p>149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O_Market_2400\Web\3091_DenverWhite\3091_DenverWhite_F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091</text:p>
          </table:table-cell>
          <table:table-cell office:value-type="string" calcext:value-type="string">
            <text:p>DenverWhite</text:p>
          </table:table-cell>
          <table:table-cell office:value-type="string" calcext:value-type="string">
            <text:p>F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0.114570652852" calcext:value-type="float">
            <text:p>100.1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NO_Market_2400\Web\3091_DenverWhite\3091_DenverWhite_F08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091</text:p>
          </table:table-cell>
          <table:table-cell office:value-type="string" calcext:value-type="string">
            <text:p>DenverWhite</text:p>
          </table:table-cell>
          <table:table-cell office:value-type="string" calcext:value-type="string">
            <text:p>F08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8.687755298242" calcext:value-type="float">
            <text:p>188.6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O_Market_2400\Web\3091_DenverWhite\3091_DenverWhite_F22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091</text:p>
          </table:table-cell>
          <table:table-cell office:value-type="string" calcext:value-type="string">
            <text:p>DenverWhite</text:p>
          </table:table-cell>
          <table:table-cell office:value-type="string" calcext:value-type="string">
            <text:p>F22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0.36771317856" calcext:value-type="float">
            <text:p>130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O_Market_2400\Web\3091_DenverWhite\3091_DenverWhite_F2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091</text:p>
          </table:table-cell>
          <table:table-cell office:value-type="string" calcext:value-type="string">
            <text:p>DenverWhite</text:p>
          </table:table-cell>
          <table:table-cell office:value-type="string" calcext:value-type="string">
            <text:p>F2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9.570474683601" calcext:value-type="float">
            <text:p>119.5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O_Market_2400\Web\3091_DenverWhite\3091_DenverWhite_F24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091</text:p>
          </table:table-cell>
          <table:table-cell office:value-type="string" calcext:value-type="string">
            <text:p>DenverWhite</text:p>
          </table:table-cell>
          <table:table-cell office:value-type="string" calcext:value-type="string">
            <text:p>F24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8.602992368203" calcext:value-type="float">
            <text:p>188.6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O_Market_2400\Web\3091_DenverWhite\3091_DenverWhite_F2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091</text:p>
          </table:table-cell>
          <table:table-cell office:value-type="string" calcext:value-type="string">
            <text:p>DenverWhite</text:p>
          </table:table-cell>
          <table:table-cell office:value-type="string" calcext:value-type="string">
            <text:p>F2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0.086890106537" calcext:value-type="float">
            <text:p>140.0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O_Market_2400\Web\3091_DenverWhite\3091_DenverWhit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091</text:p>
          </table:table-cell>
          <table:table-cell office:value-type="string" calcext:value-type="string">
            <text:p>DenverWhit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5.68531595501" calcext:value-type="float">
            <text:p>105.6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O_Market_2400\Web\3091_DenverWhite\3091_DenverWhite_M6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091</text:p>
          </table:table-cell>
          <table:table-cell office:value-type="string" calcext:value-type="string">
            <text:p>DenverWhite</text:p>
          </table:table-cell>
          <table:table-cell office:value-type="string" calcext:value-type="string">
            <text:p>M6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8.899689434934" calcext:value-type="float">
            <text:p>128.9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NO_Market_2400\Web\3091_DenverWhite\3091_DenverWhite_M66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091</text:p>
          </table:table-cell>
          <table:table-cell office:value-type="string" calcext:value-type="string">
            <text:p>DenverWhite</text:p>
          </table:table-cell>
          <table:table-cell office:value-type="string" calcext:value-type="string">
            <text:p>M66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1.761970702424" calcext:value-type="float">
            <text:p>121.7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O_Market_2400\Web\3091_DenverWhite\3091_DenverWhite_M74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091</text:p>
          </table:table-cell>
          <table:table-cell office:value-type="string" calcext:value-type="string">
            <text:p>DenverWhite</text:p>
          </table:table-cell>
          <table:table-cell office:value-type="string" calcext:value-type="string">
            <text:p>M74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6.824474543883" calcext:value-type="float">
            <text:p>156.8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O_Market_2400\Web\3487_BrightMarble\3487_BrightMarbl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487</text:p>
          </table:table-cell>
          <table:table-cell office:value-type="string" calcext:value-type="string">
            <text:p>BrightMarbl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7.31440117692" calcext:value-type="float">
            <text:p>197.3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NO_Market_2400\Web\3487_BrightMarble\3487_BrightMarbl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487</text:p>
          </table:table-cell>
          <table:table-cell office:value-type="string" calcext:value-type="string">
            <text:p>BrightMarbl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3.415307319083" calcext:value-type="float">
            <text:p>163.4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O_Market_2400\Web\3487_BrightMarble\3487_BrightMarble_M608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3487</text:p>
          </table:table-cell>
          <table:table-cell office:value-type="string" calcext:value-type="string">
            <text:p>BrightMarble</text:p>
          </table:table-cell>
          <table:table-cell office:value-type="string" calcext:value-type="string">
            <text:p>M608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9.032747389381" calcext:value-type="float">
            <text:p>129.0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NO_Market_2400\Web\4001_TerrassoLight\4001_TerrassoLight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01</text:p>
          </table:table-cell>
          <table:table-cell office:value-type="string" calcext:value-type="string">
            <text:p>TerrassoLight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4.11208037443" calcext:value-type="float">
            <text:p>164.1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O_Market_2400\Web\4001_TerrassoLight\4001_TerrassoLight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01</text:p>
          </table:table-cell>
          <table:table-cell office:value-type="string" calcext:value-type="string">
            <text:p>TerrassoLight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5.248217810471" calcext:value-type="float">
            <text:p>155.2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NO_Market_2400\Web\4001_TerrassoLight\4001_TerrassoLight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01</text:p>
          </table:table-cell>
          <table:table-cell office:value-type="string" calcext:value-type="string">
            <text:p>TerrassoLight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4.348925169675" calcext:value-type="float">
            <text:p>124.3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O_Market_2400\Web\4001_TerrassoLight\4001_TerrassoLight_M608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01</text:p>
          </table:table-cell>
          <table:table-cell office:value-type="string" calcext:value-type="string">
            <text:p>TerrassoLight</text:p>
          </table:table-cell>
          <table:table-cell office:value-type="string" calcext:value-type="string">
            <text:p>M608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3.792381183204" calcext:value-type="float">
            <text:p>153.7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O_Market_2400\Web\4001_TerrassoLight\4001_TerrassoLight_M72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01</text:p>
          </table:table-cell>
          <table:table-cell office:value-type="string" calcext:value-type="string">
            <text:p>TerrassoLight</text:p>
          </table:table-cell>
          <table:table-cell office:value-type="string" calcext:value-type="string">
            <text:p>M72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2.660735811338" calcext:value-type="float">
            <text:p>112.6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O_Market_2400\Web\4002_TerrassoDark\4002_TerrassoDark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02</text:p>
          </table:table-cell>
          <table:table-cell office:value-type="string" calcext:value-type="string">
            <text:p>TerrassoDark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5.995764633494" calcext:value-type="float">
            <text:p>136.0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O_Market_2400\Web\4002_TerrassoDark\4002_TerrassoDark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02</text:p>
          </table:table-cell>
          <table:table-cell office:value-type="string" calcext:value-type="string">
            <text:p>TerrassoDark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9.912702231341" calcext:value-type="float">
            <text:p>179.9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O_Market_2400\Web\4002_TerrassoDark\4002_TerrassoDark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02</text:p>
          </table:table-cell>
          <table:table-cell office:value-type="string" calcext:value-type="string">
            <text:p>TerrassoDark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6.249730112085" calcext:value-type="float">
            <text:p>186.2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O_Market_2400\Web\4002_TerrassoDark\4002_TerrassoDark_M608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02</text:p>
          </table:table-cell>
          <table:table-cell office:value-type="string" calcext:value-type="string">
            <text:p>TerrassoDark</text:p>
          </table:table-cell>
          <table:table-cell office:value-type="string" calcext:value-type="string">
            <text:p>M608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3.651809946333" calcext:value-type="float">
            <text:p>123.6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O_Market_2400\Web\4002_TerrassoDark\4002_TerrassoDark_M72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02</text:p>
          </table:table-cell>
          <table:table-cell office:value-type="string" calcext:value-type="string">
            <text:p>TerrassoDark</text:p>
          </table:table-cell>
          <table:table-cell office:value-type="string" calcext:value-type="string">
            <text:p>M72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6.071465617486" calcext:value-type="float">
            <text:p>186.0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O_Market_2400\Web\4054_MilanoAnthracite\4054_MilanoAnthracite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54</text:p>
          </table:table-cell>
          <table:table-cell office:value-type="string" calcext:value-type="string">
            <text:p>MilanoAnthracite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2.333415012967" calcext:value-type="float">
            <text:p>152.3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O_Market_2400\Web\4054_MilanoAnthracite\4054_MilanoAnthracite_F24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54</text:p>
          </table:table-cell>
          <table:table-cell office:value-type="string" calcext:value-type="string">
            <text:p>MilanoAnthracite</text:p>
          </table:table-cell>
          <table:table-cell office:value-type="string" calcext:value-type="string">
            <text:p>F24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0.907074709861" calcext:value-type="float">
            <text:p>170.9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O_Market_2400\Web\4054_MilanoAnthracite\4054_MilanoAnthracite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54</text:p>
          </table:table-cell>
          <table:table-cell office:value-type="string" calcext:value-type="string">
            <text:p>MilanoAnthracite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4.648327860913" calcext:value-type="float">
            <text:p>104.6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O_Market_2400\Web\4054_MilanoAnthracite\4054_MilanoAnthracit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54</text:p>
          </table:table-cell>
          <table:table-cell office:value-type="string" calcext:value-type="string">
            <text:p>MilanoAnthracit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5.23154692994" calcext:value-type="float">
            <text:p>185.2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O_Market_2400\Web\4054_MilanoAnthracite\4054_MilanoAnthracite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54</text:p>
          </table:table-cell>
          <table:table-cell office:value-type="string" calcext:value-type="string">
            <text:p>MilanoAnthracite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0.517634641568" calcext:value-type="float">
            <text:p>140.5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NO_Market_2400\Web\4054_MilanoAnthracite\4054_MilanoAnthracite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54</text:p>
          </table:table-cell>
          <table:table-cell office:value-type="string" calcext:value-type="string">
            <text:p>MilanoAnthracite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9.438834182128" calcext:value-type="float">
            <text:p>12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O_Market_2400\Web\4054_MilanoAnthracite\4054_MilanoAnthracite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54</text:p>
          </table:table-cell>
          <table:table-cell office:value-type="string" calcext:value-type="string">
            <text:p>MilanoAnthracite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0.086264099023" calcext:value-type="float">
            <text:p>140.0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O_Market_2400\Web\4054_MilanoAnthracite\4054_MilanoAnthracit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54</text:p>
          </table:table-cell>
          <table:table-cell office:value-type="string" calcext:value-type="string">
            <text:p>MilanoAnthracit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8.154116592014" calcext:value-type="float">
            <text:p>188.1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O_Market_2400\Web\4054_MilanoAnthracite\4054_MilanoAnthracit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54</text:p>
          </table:table-cell>
          <table:table-cell office:value-type="string" calcext:value-type="string">
            <text:p>MilanoAnthracit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0.945984751236" calcext:value-type="float">
            <text:p>100.9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_Market_2400\Web\4054_MilanoAnthracite\4054_MilanoAnthracit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54</text:p>
          </table:table-cell>
          <table:table-cell office:value-type="string" calcext:value-type="string">
            <text:p>MilanoAnthracit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8.170254012213" calcext:value-type="float">
            <text:p>198.1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O_Market_2400\Web\4060_Morning\4060_Morning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0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5.516100603197" calcext:value-type="float">
            <text:p>175.5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O_Market_2400\Web\4060_Morning\4060_Morning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0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1.428341022948" calcext:value-type="float">
            <text:p>161.4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NO_Market_2400\Web\4060_Morning\4060_Morning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0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7.190585025419" calcext:value-type="float">
            <text:p>137.1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O_Market_2400\Web\4060_Morning\4060_Morning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0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1.610146889826" calcext:value-type="float">
            <text:p>111.6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NO_Market_2400\Web\4060_Morning\4060_Morning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0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6.676768899519" calcext:value-type="float">
            <text:p>176.6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O_Market_2400\Web\4060_Morning\4060_Morning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0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0.28748377574" calcext:value-type="float">
            <text:p>150.2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_Market_2400\Web\4060_Morning\4060_Morning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0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3.996178527341" calcext:value-type="float">
            <text:p>194.0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NO_Market_2400\Web\4060_Morning\4060_Morning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0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4.576869588703" calcext:value-type="float">
            <text:p>164.5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O_Market_2400\Web\4060_Morning\4060_Morning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0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8.652653476499" calcext:value-type="float">
            <text:p>108.6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NO_Market_2400\Web\4063_Oslo\4063_Oslo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8.144740902846" calcext:value-type="float">
            <text:p>198.1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O_Market_2400\Web\4063_Oslo\4063_Oslo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7.016773120371" calcext:value-type="float">
            <text:p>157.0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O_Market_2400\Web\4063_Oslo\4063_Oslo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1.262266119069" calcext:value-type="float">
            <text:p>181.2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NO_Market_2400\Web\4063_Oslo\4063_Oslo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8.671289326667" calcext:value-type="float">
            <text:p>198.6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O_Market_2400\Web\4063_Oslo\4063_Oslo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5.005811080632" calcext:value-type="float">
            <text:p>175.0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NO_Market_2400\Web\4063_Oslo\4063_Oslo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1.247327437691" calcext:value-type="float">
            <text:p>151.2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O_Market_2400\Web\4063_Oslo\4063_Oslo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4.615901853928" calcext:value-type="float">
            <text:p>184.6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O_Market_2400\Web\4063_Oslo\4063_Oslo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7.264178429611" calcext:value-type="float">
            <text:p>127.2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O_Market_2400\Web\4063_Oslo\4063_Oslo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6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2.426475004718" calcext:value-type="float">
            <text:p>102.4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O_Market_2400\Web\4085_LightMint\4085_LightMint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85</text:p>
          </table:table-cell>
          <table:table-cell office:value-type="string" calcext:value-type="string">
            <text:p>LightMint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6.36928963678" calcext:value-type="float">
            <text:p>106.3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O_Market_2400\Web\4085_LightMint\4085_LightMint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85</text:p>
          </table:table-cell>
          <table:table-cell office:value-type="string" calcext:value-type="string">
            <text:p>LightMint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7.026771136413" calcext:value-type="float">
            <text:p>177.0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O_Market_2400\Web\4085_LightMint\4085_LightMint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85</text:p>
          </table:table-cell>
          <table:table-cell office:value-type="string" calcext:value-type="string">
            <text:p>LightMint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4.489123408941" calcext:value-type="float">
            <text:p>174.4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O_Market_2400\Web\4085_LightMint\4085_LightMint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85</text:p>
          </table:table-cell>
          <table:table-cell office:value-type="string" calcext:value-type="string">
            <text:p>LightMint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1.363611919931" calcext:value-type="float">
            <text:p>191.3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O_Market_2400\Web\4085_LightMint\4085_LightMint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85</text:p>
          </table:table-cell>
          <table:table-cell office:value-type="string" calcext:value-type="string">
            <text:p>LightMint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0.2760680106" calcext:value-type="float">
            <text:p>150.2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O_Market_2400\Web\4085_LightMint\4085_LightMint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85</text:p>
          </table:table-cell>
          <table:table-cell office:value-type="string" calcext:value-type="string">
            <text:p>LightMint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5.829885055563" calcext:value-type="float">
            <text:p>185.8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O_Market_2400\Web\4085_LightMint\4085_LightMint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85</text:p>
          </table:table-cell>
          <table:table-cell office:value-type="string" calcext:value-type="string">
            <text:p>LightMint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4.531917962161" calcext:value-type="float">
            <text:p>184.5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O_Market_2400\Web\4085_LightMint\4085_LightMint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85</text:p>
          </table:table-cell>
          <table:table-cell office:value-type="string" calcext:value-type="string">
            <text:p>LightMint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9.661900680592" calcext:value-type="float">
            <text:p>169.6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O_Market_2400\Web\4085_LightMint\4085_LightMint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85</text:p>
          </table:table-cell>
          <table:table-cell office:value-type="string" calcext:value-type="string">
            <text:p>LightMint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3.580755408856" calcext:value-type="float">
            <text:p>113.5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O_Market_2400\Web\4091_WhiteSlate\4091_WhiteSlate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91</text:p>
          </table:table-cell>
          <table:table-cell office:value-type="string" calcext:value-type="string">
            <text:p>WhiteSlate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1.112961919583" calcext:value-type="float">
            <text:p>191.1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O_Market_2400\Web\4091_WhiteSlate\4091_WhiteSlate_F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91</text:p>
          </table:table-cell>
          <table:table-cell office:value-type="string" calcext:value-type="string">
            <text:p>WhiteSlate</text:p>
          </table:table-cell>
          <table:table-cell office:value-type="string" calcext:value-type="string">
            <text:p>F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1.408516568806" calcext:value-type="float">
            <text:p>141.4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O_Market_2400\Web\4091_WhiteSlate\4091_WhiteSlate_F08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91</text:p>
          </table:table-cell>
          <table:table-cell office:value-type="string" calcext:value-type="string">
            <text:p>WhiteSlate</text:p>
          </table:table-cell>
          <table:table-cell office:value-type="string" calcext:value-type="string">
            <text:p>F08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3.890359227117" calcext:value-type="float">
            <text:p>143.8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NO_Market_2400\Web\4091_WhiteSlate\4091_WhiteSlate_ME88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91</text:p>
          </table:table-cell>
          <table:table-cell office:value-type="string" calcext:value-type="string">
            <text:p>WhiteSlate</text:p>
          </table:table-cell>
          <table:table-cell office:value-type="string" calcext:value-type="string">
            <text:p>ME88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8.920129095904" calcext:value-type="float">
            <text:p>178.9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O_Market_2400\Web\4098_Kalahari\4098_Kalahari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98</text:p>
          </table:table-cell>
          <table:table-cell office:value-type="string" calcext:value-type="string">
            <text:p>Kalahari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8.203106932184" calcext:value-type="float">
            <text:p>158.2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O_Market_2400\Web\4098_Kalahari\4098_Kalahari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098</text:p>
          </table:table-cell>
          <table:table-cell office:value-type="string" calcext:value-type="string">
            <text:p>Kalahari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5.824133553518" calcext:value-type="float">
            <text:p>155.8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O_Market_2400\Web\4115_London\4115_London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1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2.100654400975" calcext:value-type="float">
            <text:p>132.1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O_Market_2400\Web\4115_London\4115_London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1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8.930126516074" calcext:value-type="float">
            <text:p>148.9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O_Market_2400\Web\4115_London\4115_London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1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9.831515137847" calcext:value-type="float">
            <text:p>189.8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O_Market_2400\Web\4115_London\4115_London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1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5.362814087929" calcext:value-type="float">
            <text:p>195.3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O_Market_2400\Web\4115_London\4115_London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1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3.5921846757" calcext:value-type="float">
            <text:p>173.5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O_Market_2400\Web\4115_London\4115_London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1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3.635977278212" calcext:value-type="float">
            <text:p>153.6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NO_Market_2400\Web\4115_London\4115_London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1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3.819003879615" calcext:value-type="float">
            <text:p>123.8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_Market_2400\Web\4115_London\4115_London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1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0.550549001444" calcext:value-type="float">
            <text:p>130.5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O_Market_2400\Web\4115_London\4115_London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1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9.753615808646" calcext:value-type="float">
            <text:p>179.7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NO_Market_2400\Web\4115_London\4115_London_M74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1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74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8.942924253436" calcext:value-type="float">
            <text:p>108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O_Market_2400\Web\4281_AbbeyShale\4281_AbbeyShal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281</text:p>
          </table:table-cell>
          <table:table-cell office:value-type="string" calcext:value-type="string">
            <text:p>AbbeyShal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0.732083517617" calcext:value-type="float">
            <text:p>130.7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NO_Market_2400\Web\4281_AbbeyShale\4281_AbbeyShal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281</text:p>
          </table:table-cell>
          <table:table-cell office:value-type="string" calcext:value-type="string">
            <text:p>AbbeyShal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7.313445114923" calcext:value-type="float">
            <text:p>127.3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NO_Market_2400\Web\4746_GreySahara\4746_GreySahara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746</text:p>
          </table:table-cell>
          <table:table-cell office:value-type="string" calcext:value-type="string">
            <text:p>GreySahara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2.898373889471" calcext:value-type="float">
            <text:p>112.9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NO_Market_2400\Web\4746_GreySahara\4746_GreySahara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746</text:p>
          </table:table-cell>
          <table:table-cell office:value-type="string" calcext:value-type="string">
            <text:p>GreySahara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8.376787218631" calcext:value-type="float">
            <text:p>118.3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NO_Market_2400\Web\4761_Palermo\4761_Palermo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76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1.044001966498" calcext:value-type="float">
            <text:p>111.0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NO_Market_2400\Web\4761_Palermo\4761_Palermo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76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5.657993722232" calcext:value-type="float">
            <text:p>145.6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NO_Market_2400\Web\4761_Palermo\4761_Palermo_ME88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76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ME88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0.359295630639" calcext:value-type="float">
            <text:p>190.3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NO_Market_2400\Web\4943_GreyConcrete\4943_GreyConcrete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943</text:p>
          </table:table-cell>
          <table:table-cell office:value-type="string" calcext:value-type="string">
            <text:p>GreyConcrete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7.687978885245" calcext:value-type="float">
            <text:p>197.6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NO_Market_2400\Web\4943_GreyConcrete\4943_GreyConcrete_M6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943</text:p>
          </table:table-cell>
          <table:table-cell office:value-type="string" calcext:value-type="string">
            <text:p>GreyConcrete</text:p>
          </table:table-cell>
          <table:table-cell office:value-type="string" calcext:value-type="string">
            <text:p>M6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7.199549442012" calcext:value-type="float">
            <text:p>167.2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O_Market_2400\Web\4943_GreyConcrete\4943_GreyConcrete_ME88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4943</text:p>
          </table:table-cell>
          <table:table-cell office:value-type="string" calcext:value-type="string">
            <text:p>GreyConcrete</text:p>
          </table:table-cell>
          <table:table-cell office:value-type="string" calcext:value-type="string">
            <text:p>ME88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0.663153686207" calcext:value-type="float">
            <text:p>150.6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NO_Market_2400\Web\505_Gavot\505_Gavot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05</text:p>
          </table:table-cell>
          <table:table-cell office:value-type="string" calcext:value-type="string">
            <text:p>Gavot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2.153378620541" calcext:value-type="float">
            <text:p>102.1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NO_Market_2400\Web\506_ToscanaMarble\506_ToscanaMarble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06</text:p>
          </table:table-cell>
          <table:table-cell office:value-type="string" calcext:value-type="string">
            <text:p>ToscanaMarbl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4.841284466081" calcext:value-type="float">
            <text:p>194.8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O_Market_2400\Web\5091_AthenWhite\5091_AthenWhit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091</text:p>
          </table:table-cell>
          <table:table-cell office:value-type="string" calcext:value-type="string">
            <text:p>AthenWhit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4.189237395967" calcext:value-type="float">
            <text:p>104.19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O_Market_2400\Web\5091_AthenWhite\5091_AthenWhite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091</text:p>
          </table:table-cell>
          <table:table-cell office:value-type="string" calcext:value-type="string">
            <text:p>AthenWhite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2.416960860244" calcext:value-type="float">
            <text:p>152.4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O_Market_2400\Web\5091_AthenWhite\5091_AthenWhit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091</text:p>
          </table:table-cell>
          <table:table-cell office:value-type="string" calcext:value-type="string">
            <text:p>AthenWhit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9.259127619378" calcext:value-type="float">
            <text:p>149.2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O_Market_2400\Web\5091_AthenWhite\5091_AthenWhite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091</text:p>
          </table:table-cell>
          <table:table-cell office:value-type="string" calcext:value-type="string">
            <text:p>AthenWhite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3.024655901807" calcext:value-type="float">
            <text:p>123.0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NO_Market_2400\Web\5091_AthenWhite\5091_AthenWhite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091</text:p>
          </table:table-cell>
          <table:table-cell office:value-type="string" calcext:value-type="string">
            <text:p>AthenWhite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2.791380073541" calcext:value-type="float">
            <text:p>142.7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NO_Market_2400\Web\5091_AthenWhite\5091_AthenWhite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091</text:p>
          </table:table-cell>
          <table:table-cell office:value-type="string" calcext:value-type="string">
            <text:p>AthenWhite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2.526963713903" calcext:value-type="float">
            <text:p>102.5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NO_Market_2400\Web\5091_AthenWhite\5091_AthenWhit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091</text:p>
          </table:table-cell>
          <table:table-cell office:value-type="string" calcext:value-type="string">
            <text:p>AthenWhit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7.771740180453" calcext:value-type="float">
            <text:p>157.7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NO_Market_2400\Web\5091_AthenWhite\5091_AthenWhit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091</text:p>
          </table:table-cell>
          <table:table-cell office:value-type="string" calcext:value-type="string">
            <text:p>AthenWhit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1.050628555695" calcext:value-type="float">
            <text:p>171.0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O_Market_2400\Web\5091_AthenWhite\5091_AthenWhit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091</text:p>
          </table:table-cell>
          <table:table-cell office:value-type="string" calcext:value-type="string">
            <text:p>AthenWhit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2.639969164177" calcext:value-type="float">
            <text:p>112.6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O_Market_2400\Web\5200_WarmGrey\5200_WarmGrey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0</text:p>
          </table:table-cell>
          <table:table-cell office:value-type="string" calcext:value-type="string">
            <text:p>WarmGrey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8.894937588097" calcext:value-type="float">
            <text:p>198.8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NO_Market_2400\Web\5200_WarmGrey\5200_WarmGrey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0</text:p>
          </table:table-cell>
          <table:table-cell office:value-type="string" calcext:value-type="string">
            <text:p>WarmGrey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4.421729022864" calcext:value-type="float">
            <text:p>144.4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NO_Market_2400\Web\5200_WarmGrey\5200_WarmGrey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0</text:p>
          </table:table-cell>
          <table:table-cell office:value-type="string" calcext:value-type="string">
            <text:p>WarmGrey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8.191076455342" calcext:value-type="float">
            <text:p>188.1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NO_Market_2400\Web\5200_WarmGrey\5200_WarmGrey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0</text:p>
          </table:table-cell>
          <table:table-cell office:value-type="string" calcext:value-type="string">
            <text:p>WarmGrey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8.973838592236" calcext:value-type="float">
            <text:p>198.9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O_Market_2400\Web\5200_WarmGrey\5200_WarmGrey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0</text:p>
          </table:table-cell>
          <table:table-cell office:value-type="string" calcext:value-type="string">
            <text:p>WarmGrey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1.546832600426" calcext:value-type="float">
            <text:p>101.5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O_Market_2400\Web\5200_WarmGrey\5200_WarmGrey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0</text:p>
          </table:table-cell>
          <table:table-cell office:value-type="string" calcext:value-type="string">
            <text:p>WarmGrey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3.901286002042" calcext:value-type="float">
            <text:p>163.9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NO_Market_2400\Web\5200_WarmGrey\5200_WarmGrey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0</text:p>
          </table:table-cell>
          <table:table-cell office:value-type="string" calcext:value-type="string">
            <text:p>WarmGrey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0.992178364629" calcext:value-type="float">
            <text:p>130.9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O_Market_2400\Web\5200_WarmGrey\5200_WarmGrey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0</text:p>
          </table:table-cell>
          <table:table-cell office:value-type="string" calcext:value-type="string">
            <text:p>WarmGrey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2.258186620989" calcext:value-type="float">
            <text:p>122.2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O_Market_2400\Web\5200_WarmGrey\5200_WarmGrey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0</text:p>
          </table:table-cell>
          <table:table-cell office:value-type="string" calcext:value-type="string">
            <text:p>WarmGrey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9.289680554566" calcext:value-type="float">
            <text:p>169.2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NO_Market_2400\Web\5203_FrozenBlue\5203_FrozenBlue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3</text:p>
          </table:table-cell>
          <table:table-cell office:value-type="string" calcext:value-type="string">
            <text:p>FrozenBlue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2.013378303027" calcext:value-type="float">
            <text:p>192.0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O_Market_2400\Web\5203_FrozenBlue\5203_FrozenBlue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3</text:p>
          </table:table-cell>
          <table:table-cell office:value-type="string" calcext:value-type="string">
            <text:p>FrozenBlue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6.973495243299" calcext:value-type="float">
            <text:p>106.9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O_Market_2400\Web\5203_FrozenBlue\5203_FrozenBlu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3</text:p>
          </table:table-cell>
          <table:table-cell office:value-type="string" calcext:value-type="string">
            <text:p>FrozenBlu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2.760530080109" calcext:value-type="float">
            <text:p>132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NO_Market_2400\Web\5203_FrozenBlue\5203_FrozenBlue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3</text:p>
          </table:table-cell>
          <table:table-cell office:value-type="string" calcext:value-type="string">
            <text:p>FrozenBlue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2.79676081463" calcext:value-type="float">
            <text:p>182.8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NO_Market_2400\Web\5203_FrozenBlue\5203_FrozenBlue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3</text:p>
          </table:table-cell>
          <table:table-cell office:value-type="string" calcext:value-type="string">
            <text:p>FrozenBlue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8.00527262373" calcext:value-type="float">
            <text:p>158.0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NO_Market_2400\Web\5203_FrozenBlue\5203_FrozenBlue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3</text:p>
          </table:table-cell>
          <table:table-cell office:value-type="string" calcext:value-type="string">
            <text:p>FrozenBlue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9.506393256883" calcext:value-type="float">
            <text:p>179.5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NO_Market_2400\Web\5203_FrozenBlue\5203_FrozenBlu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3</text:p>
          </table:table-cell>
          <table:table-cell office:value-type="string" calcext:value-type="string">
            <text:p>FrozenBlu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6.409113054471" calcext:value-type="float">
            <text:p>146.4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NO_Market_2400\Web\5203_FrozenBlue\5203_FrozenBlu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3</text:p>
          </table:table-cell>
          <table:table-cell office:value-type="string" calcext:value-type="string">
            <text:p>FrozenBlu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9.838680248997" calcext:value-type="float">
            <text:p>119.8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O_Market_2400\Web\5203_FrozenBlue\5203_FrozenBlu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3</text:p>
          </table:table-cell>
          <table:table-cell office:value-type="string" calcext:value-type="string">
            <text:p>FrozenBlu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9.168484204062" calcext:value-type="float">
            <text:p>119.1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O_Market_2400\Web\5206_Olivegreen\5206_Olivegreen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6</text:p>
          </table:table-cell>
          <table:table-cell office:value-type="string" calcext:value-type="string">
            <text:p>Olivegreen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6.021139767346" calcext:value-type="float">
            <text:p>196.0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NO_Market_2400\Web\5206_Olivegreen\5206_Olivegreen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6</text:p>
          </table:table-cell>
          <table:table-cell office:value-type="string" calcext:value-type="string">
            <text:p>Olivegreen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4.658930241961" calcext:value-type="float">
            <text:p>174.6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NO_Market_2400\Web\5206_Olivegreen\5206_Olivegreen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6</text:p>
          </table:table-cell>
          <table:table-cell office:value-type="string" calcext:value-type="string">
            <text:p>Olivegreen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6.61340651096" calcext:value-type="float">
            <text:p>136.6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NO_Market_2400\Web\5206_Olivegreen\5206_Olivegreen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6</text:p>
          </table:table-cell>
          <table:table-cell office:value-type="string" calcext:value-type="string">
            <text:p>Olivegreen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9.603815279503" calcext:value-type="float">
            <text:p>109.6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O_Market_2400\Web\5206_Olivegreen\5206_Olivegreen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6</text:p>
          </table:table-cell>
          <table:table-cell office:value-type="string" calcext:value-type="string">
            <text:p>Olivegreen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3.996639557871" calcext:value-type="float">
            <text:p>164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NO_Market_2400\Web\5206_Olivegreen\5206_Olivegreen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6</text:p>
          </table:table-cell>
          <table:table-cell office:value-type="string" calcext:value-type="string">
            <text:p>Olivegreen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3.428185472819" calcext:value-type="float">
            <text:p>173.4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NO_Market_2400\Web\5206_Olivegreen\5206_Olivegreen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6</text:p>
          </table:table-cell>
          <table:table-cell office:value-type="string" calcext:value-type="string">
            <text:p>Olivegreen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8.143758975154" calcext:value-type="float">
            <text:p>138.1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O_Market_2400\Web\5206_Olivegreen\5206_Olivegreen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6</text:p>
          </table:table-cell>
          <table:table-cell office:value-type="string" calcext:value-type="string">
            <text:p>Olivegreen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8.359565799622" calcext:value-type="float">
            <text:p>128.3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O_Market_2400\Web\5206_Olivegreen\5206_Olivegreen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6</text:p>
          </table:table-cell>
          <table:table-cell office:value-type="string" calcext:value-type="string">
            <text:p>Olivegreen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7.146751146873" calcext:value-type="float">
            <text:p>167.1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O_Market_2400\Web\5207_CamoGreen\5207_CamoGreen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7</text:p>
          </table:table-cell>
          <table:table-cell office:value-type="string" calcext:value-type="string">
            <text:p>CamoGreen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6.882652946077" calcext:value-type="float">
            <text:p>106.88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NO_Market_2400\Web\5207_CamoGreen\5207_CamoGreen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7</text:p>
          </table:table-cell>
          <table:table-cell office:value-type="string" calcext:value-type="string">
            <text:p>CamoGreen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2.614602038585" calcext:value-type="float">
            <text:p>132.6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NO_Market_2400\Web\5207_CamoGreen\5207_CamoGreen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7</text:p>
          </table:table-cell>
          <table:table-cell office:value-type="string" calcext:value-type="string">
            <text:p>CamoGreen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0.573683070319" calcext:value-type="float">
            <text:p>170.5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NO_Market_2400\Web\5207_CamoGreen\5207_CamoGreen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7</text:p>
          </table:table-cell>
          <table:table-cell office:value-type="string" calcext:value-type="string">
            <text:p>CamoGreen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3.689711965099" calcext:value-type="float">
            <text:p>123.69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NO_Market_2400\Web\5207_CamoGreen\5207_CamoGreen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7</text:p>
          </table:table-cell>
          <table:table-cell office:value-type="string" calcext:value-type="string">
            <text:p>CamoGreen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5.861747922677" calcext:value-type="float">
            <text:p>115.8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O_Market_2400\Web\5207_CamoGreen\5207_CamoGreen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7</text:p>
          </table:table-cell>
          <table:table-cell office:value-type="string" calcext:value-type="string">
            <text:p>CamoGreen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4.102480064349" calcext:value-type="float">
            <text:p>154.1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NO_Market_2400\Web\5207_CamoGreen\5207_CamoGreen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7</text:p>
          </table:table-cell>
          <table:table-cell office:value-type="string" calcext:value-type="string">
            <text:p>CamoGreen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6.114429328711" calcext:value-type="float">
            <text:p>106.1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NO_Market_2400\Web\5207_CamoGreen\5207_CamoGreen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7</text:p>
          </table:table-cell>
          <table:table-cell office:value-type="string" calcext:value-type="string">
            <text:p>CamoGreen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0.580025034032" calcext:value-type="float">
            <text:p>140.58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O_Market_2400\Web\5207_CamoGreen\5207_CamoGreen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7</text:p>
          </table:table-cell>
          <table:table-cell office:value-type="string" calcext:value-type="string">
            <text:p>CamoGreen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6.924623087695" calcext:value-type="float">
            <text:p>136.92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NO_Market_2400\Web\520_Ivory\520_Ivory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0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4.619703028061" calcext:value-type="float">
            <text:p>194.6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NO_Market_2400\Web\5223_Yellow\5223_Yellow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1.83690536246" calcext:value-type="float">
            <text:p>161.8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O_Market_2400\Web\5223_Yellow\5223_Yellow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4.780961472187" calcext:value-type="float">
            <text:p>164.7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O_Market_2400\Web\5223_Yellow\5223_Yellow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6.592899679554" calcext:value-type="float">
            <text:p>116.59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NO_Market_2400\Web\5223_Yellow\5223_Yellow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0.745945298935" calcext:value-type="float">
            <text:p>140.7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O_Market_2400\Web\5223_Yellow\5223_Yellow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4.052563384524" calcext:value-type="float">
            <text:p>184.0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NO_Market_2400\Web\5223_Yellow\5223_Yellow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8.437753319426" calcext:value-type="float">
            <text:p>178.44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O_Market_2400\Web\5223_Yellow\5223_Yellow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5.559367286962" calcext:value-type="float">
            <text:p>135.5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NO_Market_2400\Web\5223_Yellow\5223_Yellow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5.437695480698" calcext:value-type="float">
            <text:p>105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NO_Market_2400\Web\5223_Yellow\5223_Yellow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4.578756864203" calcext:value-type="float">
            <text:p>184.58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O_Market_2400\Web\5230_SmokeyBlue\5230_SmokeyBlu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0</text:p>
          </table:table-cell>
          <table:table-cell office:value-type="string" calcext:value-type="string">
            <text:p>SmokeyBlu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4.730032537437" calcext:value-type="float">
            <text:p>124.7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NO_Market_2400\Web\5230_SmokeyBlue\5230_SmokeyBlue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0</text:p>
          </table:table-cell>
          <table:table-cell office:value-type="string" calcext:value-type="string">
            <text:p>SmokeyBlue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9.264169450162" calcext:value-type="float">
            <text:p>149.26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O_Market_2400\Web\5230_SmokeyBlue\5230_SmokeyBlu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0</text:p>
          </table:table-cell>
          <table:table-cell office:value-type="string" calcext:value-type="string">
            <text:p>SmokeyBlu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8.315029890493" calcext:value-type="float">
            <text:p>158.3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NO_Market_2400\Web\5230_SmokeyBlue\5230_SmokeyBlue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0</text:p>
          </table:table-cell>
          <table:table-cell office:value-type="string" calcext:value-type="string">
            <text:p>SmokeyBlue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9.966380664075" calcext:value-type="float">
            <text:p>179.9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O_Market_2400\Web\5230_SmokeyBlue\5230_SmokeyBlue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0</text:p>
          </table:table-cell>
          <table:table-cell office:value-type="string" calcext:value-type="string">
            <text:p>SmokeyBlue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0.895232339869" calcext:value-type="float">
            <text:p>190.9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NO_Market_2400\Web\5230_SmokeyBlue\5230_SmokeyBlue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0</text:p>
          </table:table-cell>
          <table:table-cell office:value-type="string" calcext:value-type="string">
            <text:p>SmokeyBlue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6.400756051752" calcext:value-type="float">
            <text:p>136.4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_Market_2400\Web\5230_SmokeyBlue\5230_SmokeyBlu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0</text:p>
          </table:table-cell>
          <table:table-cell office:value-type="string" calcext:value-type="string">
            <text:p>SmokeyBlu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6.085438037572" calcext:value-type="float">
            <text:p>116.0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NO_Market_2400\Web\5230_SmokeyBlue\5230_SmokeyBlu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0</text:p>
          </table:table-cell>
          <table:table-cell office:value-type="string" calcext:value-type="string">
            <text:p>SmokeyBlu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1.481126392406" calcext:value-type="float">
            <text:p>111.4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O_Market_2400\Web\5230_SmokeyBlue\5230_SmokeyBlu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0</text:p>
          </table:table-cell>
          <table:table-cell office:value-type="string" calcext:value-type="string">
            <text:p>SmokeyBlu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1.959063379235" calcext:value-type="float">
            <text:p>141.9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O_Market_2400\Web\5233_LightSand\5233_LightSand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3</text:p>
          </table:table-cell>
          <table:table-cell office:value-type="string" calcext:value-type="string">
            <text:p>LightSand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8.112449191613" calcext:value-type="float">
            <text:p>188.1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O_Market_2400\Web\5233_LightSand\5233_LightSand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3</text:p>
          </table:table-cell>
          <table:table-cell office:value-type="string" calcext:value-type="string">
            <text:p>LightSand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2.29790584578" calcext:value-type="float">
            <text:p>192.3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O_Market_2400\Web\5233_LightSand\5233_LightSand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3</text:p>
          </table:table-cell>
          <table:table-cell office:value-type="string" calcext:value-type="string">
            <text:p>LightSand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5.618714326355" calcext:value-type="float">
            <text:p>135.6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O_Market_2400\Web\5233_LightSand\5233_LightSand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3</text:p>
          </table:table-cell>
          <table:table-cell office:value-type="string" calcext:value-type="string">
            <text:p>LightSand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9.519453000006" calcext:value-type="float">
            <text:p>109.5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O_Market_2400\Web\5233_LightSand\5233_LightSand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3</text:p>
          </table:table-cell>
          <table:table-cell office:value-type="string" calcext:value-type="string">
            <text:p>LightSand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4.323641744489" calcext:value-type="float">
            <text:p>174.3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NO_Market_2400\Web\5233_LightSand\5233_LightSand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3</text:p>
          </table:table-cell>
          <table:table-cell office:value-type="string" calcext:value-type="string">
            <text:p>LightSand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7.134653575962" calcext:value-type="float">
            <text:p>137.1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NO_Market_2400\Web\5233_LightSand\5233_LightSand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3</text:p>
          </table:table-cell>
          <table:table-cell office:value-type="string" calcext:value-type="string">
            <text:p>LightSand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8.95068630718" calcext:value-type="float">
            <text:p>108.9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O_Market_2400\Web\5233_LightSand\5233_LightSand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3</text:p>
          </table:table-cell>
          <table:table-cell office:value-type="string" calcext:value-type="string">
            <text:p>LightSand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6.146549823717" calcext:value-type="float">
            <text:p>116.1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O_Market_2400\Web\5233_LightSand\5233_LightSand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233</text:p>
          </table:table-cell>
          <table:table-cell office:value-type="string" calcext:value-type="string">
            <text:p>LightSand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0.252403458595" calcext:value-type="float">
            <text:p>170.25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NO_Market_2400\Web\5342_Sahara\5342_Sahara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342</text:p>
          </table:table-cell>
          <table:table-cell office:value-type="string" calcext:value-type="string">
            <text:p>Sahara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8.67581023919" calcext:value-type="float">
            <text:p>148.68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O_Market_2400\Web\5342_Sahara\5342_Sahara_M6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342</text:p>
          </table:table-cell>
          <table:table-cell office:value-type="string" calcext:value-type="string">
            <text:p>Sahara</text:p>
          </table:table-cell>
          <table:table-cell office:value-type="string" calcext:value-type="string">
            <text:p>M6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7.286441338769" calcext:value-type="float">
            <text:p>187.29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NO_Market_2400\Web\5342_Sahara\5342_Sahara_M66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342</text:p>
          </table:table-cell>
          <table:table-cell office:value-type="string" calcext:value-type="string">
            <text:p>Sahara</text:p>
          </table:table-cell>
          <table:table-cell office:value-type="string" calcext:value-type="string">
            <text:p>M66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2.758118213443" calcext:value-type="float">
            <text:p>122.7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O_Market_2400\Web\5746_GreySand\5746_GreySand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5746</text:p>
          </table:table-cell>
          <table:table-cell office:value-type="string" calcext:value-type="string">
            <text:p>GreySand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1.396470832524" calcext:value-type="float">
            <text:p>131.4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O_Market_2400\Web\6230_MidnightBlue\6230_MidnightBlue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30</text:p>
          </table:table-cell>
          <table:table-cell office:value-type="string" calcext:value-type="string">
            <text:p>MidnightBlue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0.704008688828" calcext:value-type="float">
            <text:p>100.7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NO_Market_2400\Web\6230_MidnightBlue\6230_MidnightBlue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30</text:p>
          </table:table-cell>
          <table:table-cell office:value-type="string" calcext:value-type="string">
            <text:p>MidnightBlue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2.403100138288" calcext:value-type="float">
            <text:p>172.4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NO_Market_2400\Web\6230_MidnightBlue\6230_MidnightBlu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30</text:p>
          </table:table-cell>
          <table:table-cell office:value-type="string" calcext:value-type="string">
            <text:p>MidnightBlu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2.9820154874" calcext:value-type="float">
            <text:p>132.98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NO_Market_2400\Web\6230_MidnightBlue\6230_MidnightBlue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30</text:p>
          </table:table-cell>
          <table:table-cell office:value-type="string" calcext:value-type="string">
            <text:p>MidnightBlue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4.994021100371" calcext:value-type="float">
            <text:p>144.9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NO_Market_2400\Web\6230_MidnightBlue\6230_MidnightBlue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30</text:p>
          </table:table-cell>
          <table:table-cell office:value-type="string" calcext:value-type="string">
            <text:p>MidnightBlue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9.91736523405" calcext:value-type="float">
            <text:p>159.9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O_Market_2400\Web\6230_MidnightBlue\6230_MidnightBlue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30</text:p>
          </table:table-cell>
          <table:table-cell office:value-type="string" calcext:value-type="string">
            <text:p>MidnightBlue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4.993747125416" calcext:value-type="float">
            <text:p>144.99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O_Market_2400\Web\6230_MidnightBlue\6230_MidnightBlu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30</text:p>
          </table:table-cell>
          <table:table-cell office:value-type="string" calcext:value-type="string">
            <text:p>MidnightBlu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6.667044850967" calcext:value-type="float">
            <text:p>136.6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O_Market_2400\Web\6230_MidnightBlue\6230_MidnightBlu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30</text:p>
          </table:table-cell>
          <table:table-cell office:value-type="string" calcext:value-type="string">
            <text:p>MidnightBlu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19.218289479157" calcext:value-type="float">
            <text:p>119.2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O_Market_2400\Web\6230_MidnightBlue\6230_MidnightBlu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30</text:p>
          </table:table-cell>
          <table:table-cell office:value-type="string" calcext:value-type="string">
            <text:p>MidnightBlu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1.325587467456" calcext:value-type="float">
            <text:p>141.3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NO_Market_2400\Web\6274_DustyBlue\6274_DustyBlue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74</text:p>
          </table:table-cell>
          <table:table-cell office:value-type="string" calcext:value-type="string">
            <text:p>DustyBlue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0.843171226061" calcext:value-type="float">
            <text:p>180.8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NO_Market_2400\Web\6274_DustyBlue\6274_DustyBlue_M0303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74</text:p>
          </table:table-cell>
          <table:table-cell office:value-type="string" calcext:value-type="string">
            <text:p>DustyBlue</text:p>
          </table:table-cell>
          <table:table-cell office:value-type="string" calcext:value-type="string">
            <text:p>M0303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0.249389286179" calcext:value-type="float">
            <text:p>170.25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O_Market_2400\Web\6274_DustyBlue\6274_DustyBlue_M1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74</text:p>
          </table:table-cell>
          <table:table-cell office:value-type="string" calcext:value-type="string">
            <text:p>DustyBlue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20.922215800819" calcext:value-type="float">
            <text:p>120.9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NO_Market_2400\Web\6274_DustyBlue\6274_DustyBlue_M300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74</text:p>
          </table:table-cell>
          <table:table-cell office:value-type="string" calcext:value-type="string">
            <text:p>DustyBlue</text:p>
          </table:table-cell>
          <table:table-cell office:value-type="string" calcext:value-type="string">
            <text:p>M300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41.168659083048" calcext:value-type="float">
            <text:p>141.1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NO_Market_2400\Web\6274_DustyBlue\6274_DustyBlue_M6015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74</text:p>
          </table:table-cell>
          <table:table-cell office:value-type="string" calcext:value-type="string">
            <text:p>DustyBlue</text:p>
          </table:table-cell>
          <table:table-cell office:value-type="string" calcext:value-type="string">
            <text:p>M6015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1.573784803643" calcext:value-type="float">
            <text:p>191.5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O_Market_2400\Web\6274_DustyBlue\6274_DustyBlue_M602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74</text:p>
          </table:table-cell>
          <table:table-cell office:value-type="string" calcext:value-type="string">
            <text:p>DustyBlue</text:p>
          </table:table-cell>
          <table:table-cell office:value-type="string" calcext:value-type="string">
            <text:p>M602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96.926139631971" calcext:value-type="float">
            <text:p>196.9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O_Market_2400\Web\6274_DustyBlue\6274_DustyBlue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74</text:p>
          </table:table-cell>
          <table:table-cell office:value-type="string" calcext:value-type="string">
            <text:p>DustyBlue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31.803290764702" calcext:value-type="float">
            <text:p>131.8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NO_Market_2400\Web\6274_DustyBlue\6274_DustyBlue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74</text:p>
          </table:table-cell>
          <table:table-cell office:value-type="string" calcext:value-type="string">
            <text:p>DustyBlue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2.91050832536" calcext:value-type="float">
            <text:p>162.9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NO_Market_2400\Web\6274_DustyBlue\6274_DustyBlue_M606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6274</text:p>
          </table:table-cell>
          <table:table-cell office:value-type="string" calcext:value-type="string">
            <text:p>DustyBlue</text:p>
          </table:table-cell>
          <table:table-cell office:value-type="string" calcext:value-type="string">
            <text:p>M606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07.661522894963" calcext:value-type="float">
            <text:p>107.6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O_Market_2400\Web\7969_RoughWood\7969_RoughWood_F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7969</text:p>
          </table:table-cell>
          <table:table-cell office:value-type="string" calcext:value-type="string">
            <text:p>RoughWood</text:p>
          </table:table-cell>
          <table:table-cell office:value-type="string" calcext:value-type="string">
            <text:p>F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85.484154458231" calcext:value-type="float">
            <text:p>185.48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NO_Market_2400\Web\7969_RoughWood\7969_RoughWood_M66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7969</text:p>
          </table:table-cell>
          <table:table-cell office:value-type="string" calcext:value-type="string">
            <text:p>RoughWood</text:p>
          </table:table-cell>
          <table:table-cell office:value-type="string" calcext:value-type="string">
            <text:p>M66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5.163267210255" calcext:value-type="float">
            <text:p>155.1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NO_Market_2400\Web\8053_LentiniGrey\8053_LentiniGrey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8053</text:p>
          </table:table-cell>
          <table:table-cell office:value-type="string" calcext:value-type="string">
            <text:p>LentiniGrey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8.659760918459" calcext:value-type="float">
            <text:p>178.66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O_Market_2400\Web\8053_LentiniGrey\8053_LentiniGrey_M603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8053</text:p>
          </table:table-cell>
          <table:table-cell office:value-type="string" calcext:value-type="string">
            <text:p>LentiniGrey</text:p>
          </table:table-cell>
          <table:table-cell office:value-type="string" calcext:value-type="string">
            <text:p>M603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76.246533468662" calcext:value-type="float">
            <text:p>176.25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NO_Market_2400\Web\8054_LentiniLight\8054_LentiniLight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8054</text:p>
          </table:table-cell>
          <table:table-cell office:value-type="string" calcext:value-type="string">
            <text:p>LentiniLight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5.989249303956" calcext:value-type="float">
            <text:p>155.99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NO_Market_2400\Web\8054_LentiniLight\8054_LentiniLight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8054</text:p>
          </table:table-cell>
          <table:table-cell office:value-type="string" calcext:value-type="string">
            <text:p>LentiniLight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4.89424146048" calcext:value-type="float">
            <text:p>154.89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NO_Market_2400\Web\8056_LentiniDark\8056_LentiniDark_M0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8056</text:p>
          </table:table-cell>
          <table:table-cell office:value-type="string" calcext:value-type="string">
            <text:p>LentiniDark</text:p>
          </table:table-cell>
          <table:table-cell office:value-type="string" calcext:value-type="string">
            <text:p>M0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69.688586360118" calcext:value-type="float">
            <text:p>169.69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NO_Market_2400\Web\8056_LentiniDark\8056_LentiniDark_M6040_Bathroom_web.jpg</text:p>
          </table:table-cell>
          <table:table-cell office:value-type="string" calcext:value-type="string">
            <text:p>NO_Market_2400</text:p>
          </table:table-cell>
          <table:table-cell table:style-name="ce2" office:value-type="string" calcext:value-type="string">
            <text:p>8056</text:p>
          </table:table-cell>
          <table:table-cell office:value-type="string" calcext:value-type="string">
            <text:p>LentiniDark</text:p>
          </table:table-cell>
          <table:table-cell office:value-type="string" calcext:value-type="string">
            <text:p>M6040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3" office:value-type="float" office:value="158.137183725037" calcext:value-type="float">
            <text:p>158.14</text:p>
          </table:table-cell>
          <table:table-cell/>
        </table:table-row>
        <table:table-row table:style-name="ro1" table:number-rows-repeated="10481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3T11:59:26.985000000</meta:creation-date>
    <dc:date>2022-07-13T12:59:18.273000000</dc:date>
    <meta:editing-duration>PT9M</meta:editing-duration>
    <meta:editing-cycles>1</meta:editing-cycles>
    <meta:document-statistic meta:table-count="1" meta:cell-count="3757" meta:object-count="0"/>
    <meta:generator>LibreOffice/7.1.6.2$Windows_X86_64 LibreOffice_project/0e133318fcee89abacd6a7d077e292f1145735c3</meta:generator>
  </office:meta>
</office:document-meta>
</file>